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text-properties style:font-name="Arial" officeooo:rsid="0009bbdd" officeooo:paragraph-rsid="001a0b59"/>
    </style:style>
    <style:style style:name="P3" style:family="paragraph" style:parent-style-name="Standard">
      <style:text-properties style:font-name="Arial" officeooo:rsid="0009bbdd" officeooo:paragraph-rsid="0028ef25"/>
    </style:style>
    <style:style style:name="P4" style:family="paragraph" style:parent-style-name="Standard">
      <style:text-properties style:font-name="Arial" officeooo:rsid="0009bbdd" officeooo:paragraph-rsid="002e6bf8"/>
    </style:style>
    <style:style style:name="P5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6" style:family="paragraph" style:parent-style-name="Standard">
      <style:text-properties style:font-name="Arial" fo:font-weight="bold" officeooo:rsid="0009bbdd" officeooo:paragraph-rsid="0028ef25" style:font-weight-asian="bold" style:font-weight-complex="bold"/>
    </style:style>
    <style:style style:name="P7" style:family="paragraph" style:parent-style-name="Standard">
      <style:text-properties style:font-name="Arial" fo:font-weight="bold" officeooo:rsid="0013a931" officeooo:paragraph-rsid="0013a931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13a931" officeooo:paragraph-rsid="0013a931" style:font-weight-asian="bold" style:font-weight-complex="bold"/>
    </style:style>
    <style:style style:name="P9" style:family="paragraph" style:parent-style-name="Standard">
      <style:text-properties style:font-name="Arial" fo:font-weight="bold" officeooo:rsid="0013a931" officeooo:paragraph-rsid="0028ef25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Arial" fo:font-weight="bold" officeooo:rsid="0013a931" officeooo:paragraph-rsid="0028ef25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Arial" fo:font-weight="bold" officeooo:rsid="00115bc3" officeooo:paragraph-rsid="00115bc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1a0b59" officeooo:paragraph-rsid="0009bbdd" style:font-weight-asian="bold" style:font-weight-complex="bold"/>
    </style:style>
    <style:style style:name="P13" style:family="paragraph" style:parent-style-name="Standard">
      <style:text-properties style:font-name="Arial" fo:font-weight="bold" officeooo:rsid="003e41cf" officeooo:paragraph-rsid="003e41cf" style:font-weight-asian="bold" style:font-weight-complex="bold"/>
    </style:style>
    <style:style style:name="P14" style:family="paragraph" style:parent-style-name="Standard">
      <style:text-properties style:font-name="Arial" fo:font-weight="bold" officeooo:rsid="004418e8" officeooo:paragraph-rsid="0013a931" style:font-weight-asian="bold" style:font-weight-complex="bold"/>
    </style:style>
    <style:style style:name="P15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9bbdd" officeooo:paragraph-rsid="0009bbdd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0d8268" officeooo:paragraph-rsid="000f5a90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0d8268" officeooo:paragraph-rsid="0028ef25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0d8268" officeooo:paragraph-rsid="002a401f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0d8268" officeooo:paragraph-rsid="0047ef15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115bc3" officeooo:paragraph-rsid="00115bc3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15bc3" officeooo:paragraph-rsid="002c2105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1c577c" officeooo:paragraph-rsid="001c577c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1c577c" officeooo:paragraph-rsid="0028ef25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0f5a90" officeooo:paragraph-rsid="000f5a90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0f5a90" officeooo:paragraph-rsid="0028ef25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20438f" officeooo:paragraph-rsid="0020438f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a8741" officeooo:paragraph-rsid="0028ef25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2b73ea" officeooo:paragraph-rsid="002b73ea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2cb8a5" officeooo:paragraph-rsid="002cb8a5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30d758" officeooo:paragraph-rsid="0030d758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3a48bd" officeooo:paragraph-rsid="003a48bd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41c578" officeooo:paragraph-rsid="0041c578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454274" officeooo:paragraph-rsid="00454274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1a8741" officeooo:paragraph-rsid="001a8741" fo:background-color="#ffff00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1a8741" officeooo:paragraph-rsid="0009bbdd" fo:background-color="#ffff00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1a8741" officeooo:paragraph-rsid="0028ef25" fo:background-color="#ffff00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1a8741" officeooo:paragraph-rsid="0028b81d" fo:background-color="#ffff00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1c577c" officeooo:paragraph-rsid="0028ef25" fo:background-color="#ffff00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1c577c" officeooo:paragraph-rsid="003950a0" fo:background-color="#ffff00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0d8268" officeooo:paragraph-rsid="002a401f" fo:background-color="#ffff00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362807" officeooo:paragraph-rsid="00362807" fo:background-color="#ffff00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377bdb" officeooo:paragraph-rsid="002a401f" fo:background-color="#ffff00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454274" officeooo:paragraph-rsid="00454274" fo:background-color="#ffff00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0d8268" officeooo:paragraph-rsid="002a401f" fo:background-color="#b4c7dc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3ef420" officeooo:paragraph-rsid="003ef420" fo:background-color="#b4c7dc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1a8741" officeooo:paragraph-rsid="001a8741" fo:background-color="#afd095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1a8741" officeooo:paragraph-rsid="0028ef25" fo:background-color="#afd095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1c577c" officeooo:paragraph-rsid="001c577c" fo:background-color="#ffa6a6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1c577c" officeooo:paragraph-rsid="0028ef25" fo:background-color="#ffa6a6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1c577c" officeooo:paragraph-rsid="000f5a90" fo:background-color="#ffa6a6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362807" officeooo:paragraph-rsid="00362807" fo:background-color="#ffa6a6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09bbdd" officeooo:paragraph-rsid="0009bbdd" fo:background-color="#ffa6a6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1c577c" officeooo:paragraph-rsid="003950a0" fo:background-color="#ffffff" style:font-weight-asian="normal" style:font-weight-complex="normal"/>
    </style:style>
    <style:style style:name="P56" style:family="paragraph" style:parent-style-name="Standard">
      <style:text-properties style:font-name="Arial" fo:font-weight="normal" officeooo:rsid="00362807" officeooo:paragraph-rsid="003950a0" fo:background-color="#ffffff" style:font-weight-asian="normal" style:font-weight-complex="normal"/>
    </style:style>
    <style:style style:name="P57" style:family="paragraph" style:parent-style-name="Standard">
      <style:text-properties style:font-name="Arial" fo:language="en" fo:country="US" officeooo:rsid="001d3f5a" officeooo:paragraph-rsid="0012da99"/>
    </style:style>
    <style:style style:name="P58" style:family="paragraph" style:parent-style-name="Standard">
      <style:text-properties style:font-name="Arial" fo:language="en" fo:country="US" officeooo:rsid="001d3f5a" officeooo:paragraph-rsid="003a48bd"/>
    </style:style>
    <style:style style:name="P59" style:family="paragraph" style:parent-style-name="Standard">
      <style:text-properties style:font-name="Arial" fo:language="en" fo:country="US" officeooo:rsid="001ef995" officeooo:paragraph-rsid="0012da99"/>
    </style:style>
    <style:style style:name="P60" style:family="paragraph" style:parent-style-name="Standard">
      <style:text-properties style:font-name="Arial" fo:language="en" fo:country="US" officeooo:rsid="002161f6" officeooo:paragraph-rsid="0012da99"/>
    </style:style>
    <style:style style:name="P61" style:family="paragraph" style:parent-style-name="Standard">
      <style:text-properties style:font-name="Arial" fo:language="en" fo:country="US" officeooo:rsid="003a48bd" officeooo:paragraph-rsid="003a48bd"/>
    </style:style>
    <style:style style:name="P62" style:family="paragraph" style:parent-style-name="Standard">
      <style:paragraph-properties fo:break-before="page"/>
      <style:text-properties style:font-name="Arial" fo:language="en" fo:country="US" fo:font-weight="bold" officeooo:rsid="003a48bd" officeooo:paragraph-rsid="003a48bd" style:font-weight-asian="bold" style:font-weight-complex="bold"/>
    </style:style>
    <style:style style:name="P63" style:family="paragraph" style:parent-style-name="Standard">
      <style:text-properties style:font-name="Arial" fo:language="en" fo:country="US" officeooo:rsid="00454274" officeooo:paragraph-rsid="00454274"/>
    </style:style>
    <style:style style:name="P64" style:family="paragraph" style:parent-style-name="Standard">
      <style:text-properties style:font-name="Arial" fo:language="en" fo:country="US" officeooo:rsid="003b1310" officeooo:paragraph-rsid="003a48bd"/>
    </style:style>
    <style:style style:name="P65" style:family="paragraph" style:parent-style-name="Standard">
      <style:text-properties style:font-name="Arial" fo:language="en" fo:country="US" fo:font-weight="normal" officeooo:rsid="002c2105" officeooo:paragraph-rsid="002c2105" style:font-weight-asian="normal" style:font-weight-complex="normal"/>
    </style:style>
    <style:style style:name="P66" style:family="paragraph" style:parent-style-name="Standard">
      <style:text-properties style:font-name="Arial" officeooo:rsid="002728f4" officeooo:paragraph-rsid="002728f4"/>
    </style:style>
    <style:style style:name="P67" style:family="paragraph" style:parent-style-name="Standard">
      <style:text-properties style:font-name="Arial" officeooo:rsid="002e6bf8" officeooo:paragraph-rsid="002e6bf8"/>
    </style:style>
    <style:style style:name="P68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69" style:family="paragraph" style:parent-style-name="Standard">
      <style:text-properties style:font-name="Arial" officeooo:rsid="0009bbdd" officeooo:paragraph-rsid="0009bbdd" fo:background-color="#ffa6a6"/>
    </style:style>
    <style:style style:name="P70" style:family="paragraph" style:parent-style-name="Standard">
      <style:text-properties style:font-name="Arial" officeooo:rsid="0009bbdd" officeooo:paragraph-rsid="0028ef25" fo:background-color="#ffa6a6"/>
    </style:style>
    <style:style style:name="P71" style:family="paragraph" style:parent-style-name="Standard">
      <style:text-properties style:font-name="Arial" officeooo:rsid="0009bbdd" officeooo:paragraph-rsid="00377bdb" fo:background-color="#ffa6a6"/>
    </style:style>
    <style:style style:name="P72" style:family="paragraph" style:parent-style-name="Standard">
      <style:text-properties style:font-name="Arial" officeooo:rsid="00377bdb" officeooo:paragraph-rsid="00377bdb"/>
    </style:style>
    <style:style style:name="P73" style:family="paragraph" style:parent-style-name="Standard">
      <style:text-properties style:font-name="Arial" officeooo:rsid="003e41cf" officeooo:paragraph-rsid="003e41cf"/>
    </style:style>
    <style:style style:name="P74" style:family="paragraph" style:parent-style-name="Standard">
      <style:text-properties style:font-name="Arial" officeooo:rsid="00262435" officeooo:paragraph-rsid="002728f4"/>
    </style:style>
    <style:style style:name="P75" style:family="paragraph" style:parent-style-name="Standard">
      <style:text-properties officeooo:paragraph-rsid="00362807"/>
    </style:style>
    <style:style style:name="P76" style:family="paragraph" style:parent-style-name="Standard">
      <style:text-properties style:font-name="Arial" fo:font-weight="normal" officeooo:rsid="002a401f" officeooo:paragraph-rsid="0047ef15" style:font-weight-asian="normal" style:font-weight-complex="normal"/>
    </style:style>
    <style:style style:name="P77" style:family="paragraph" style:parent-style-name="Standard">
      <style:text-properties style:font-name="Arial" fo:font-weight="normal" officeooo:rsid="003950a0" officeooo:paragraph-rsid="0047ef15" style:font-weight-asian="normal" style:font-weight-complex="normal"/>
    </style:style>
    <style:style style:name="P78" style:family="paragraph" style:parent-style-name="Standard">
      <style:text-properties style:font-name="Arial" fo:font-weight="normal" officeooo:rsid="00498099" officeooo:paragraph-rsid="00498099" style:font-weight-asian="normal" style:font-weight-complex="normal"/>
    </style:style>
    <style:style style:name="P79" style:family="paragraph" style:parent-style-name="Standard">
      <style:text-properties style:font-name="Arial" fo:font-weight="normal" officeooo:rsid="0020438f" officeooo:paragraph-rsid="0020438f" style:font-weight-asian="normal" style:font-weight-complex="normal"/>
    </style:style>
    <style:style style:name="P80" style:family="paragraph" style:parent-style-name="Standard">
      <style:text-properties style:font-name="Arial" fo:language="en" fo:country="US" fo:font-weight="normal" officeooo:rsid="002c2105" officeooo:paragraph-rsid="002c2105" style:font-weight-asian="normal" style:font-weight-complex="normal"/>
    </style:style>
    <style:style style:name="P81" style:family="paragraph" style:parent-style-name="Standard">
      <style:text-properties style:font-name="Arial" fo:language="en" fo:country="US" fo:font-weight="normal" officeooo:rsid="0046f0ee" officeooo:paragraph-rsid="0046f0ee" style:font-weight-asian="normal" style:font-weight-complex="normal"/>
    </style:style>
    <style:style style:name="P82" style:family="paragraph" style:parent-style-name="Standard">
      <style:text-properties style:font-name="Arial" fo:language="en" fo:country="US" fo:font-weight="normal" officeooo:rsid="004bbf36" officeooo:paragraph-rsid="004bbf36" style:font-weight-asian="normal" style:font-weight-complex="normal"/>
    </style:style>
    <style:style style:name="P83" style:family="paragraph">
      <style:paragraph-properties fo:text-align="center"/>
    </style:style>
    <style:style style:name="P84" style:family="paragraph">
      <style:paragraph-properties fo:text-align="end"/>
    </style:style>
    <style:style style:name="P85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163bad"/>
    </style:style>
    <style:style style:name="T2" style:family="text">
      <style:text-properties officeooo:rsid="001a0b59"/>
    </style:style>
    <style:style style:name="T3" style:family="text">
      <style:text-properties officeooo:rsid="001a8741"/>
    </style:style>
    <style:style style:name="T4" style:family="text">
      <style:text-properties officeooo:rsid="002441e9"/>
    </style:style>
    <style:style style:name="T5" style:family="text">
      <style:text-properties officeooo:rsid="0028b81d"/>
    </style:style>
    <style:style style:name="T6" style:family="text">
      <style:text-properties officeooo:rsid="0028ef25"/>
    </style:style>
    <style:style style:name="T7" style:family="text">
      <style:text-properties officeooo:rsid="002a401f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a8741" fo:background-color="#ffff00" loext:char-shading-value="0"/>
    </style:style>
    <style:style style:name="T10" style:family="text">
      <style:text-properties officeooo:rsid="002c2105"/>
    </style:style>
    <style:style style:name="T11" style:family="text">
      <style:text-properties officeooo:rsid="002e6bf8"/>
    </style:style>
    <style:style style:name="T12" style:family="text">
      <style:text-properties officeooo:rsid="0034a180"/>
    </style:style>
    <style:style style:name="T13" style:family="text">
      <style:text-properties officeooo:rsid="00362807"/>
    </style:style>
    <style:style style:name="T14" style:family="text">
      <style:text-properties style:font-name="Arial" fo:font-weight="normal" officeooo:rsid="00362807" fo:background-color="#ffff00" loext:char-shading-value="0" style:font-weight-asian="normal" style:font-weight-complex="normal"/>
    </style:style>
    <style:style style:name="T15" style:family="text">
      <style:text-properties style:font-name="Arial" fo:font-weight="normal" officeooo:rsid="00377bdb" fo:background-color="#ffff00" loext:char-shading-value="0" style:font-weight-asian="normal" style:font-weight-complex="normal"/>
    </style:style>
    <style:style style:name="T16" style:family="text">
      <style:text-properties fo:background-color="#b4c7dc" loext:char-shading-value="0"/>
    </style:style>
    <style:style style:name="T17" style:family="text">
      <style:text-properties fo:background-color="#afd095" loext:char-shading-value="0"/>
    </style:style>
    <style:style style:name="T18" style:family="text">
      <style:text-properties officeooo:rsid="00362807" fo:background-color="#ffa6a6" loext:char-shading-value="0"/>
    </style:style>
    <style:style style:name="T19" style:family="text">
      <style:text-properties officeooo:rsid="00377bdb"/>
    </style:style>
    <style:style style:name="T20" style:family="text">
      <style:text-properties fo:font-weight="normal" officeooo:rsid="001a0b59" style:font-weight-asian="normal" style:font-weight-complex="normal"/>
    </style:style>
    <style:style style:name="T21" style:family="text">
      <style:text-properties fo:font-weight="normal" officeooo:rsid="00362807" style:font-weight-asian="normal" style:font-weight-complex="normal"/>
    </style:style>
    <style:style style:name="T22" style:family="text">
      <style:text-properties officeooo:rsid="003950a0"/>
    </style:style>
    <style:style style:name="T23" style:family="text">
      <style:text-properties fo:background-color="#ffffff" loext:char-shading-value="0"/>
    </style:style>
    <style:style style:name="T24" style:family="text">
      <style:text-properties officeooo:rsid="002a401f" fo:background-color="#ffffff" loext:char-shading-value="0"/>
    </style:style>
    <style:style style:name="T25" style:family="text">
      <style:text-properties officeooo:rsid="003e41cf"/>
    </style:style>
    <style:style style:name="T26" style:family="text">
      <style:text-properties officeooo:rsid="003ef420"/>
    </style:style>
    <style:style style:name="T27" style:family="text">
      <style:text-properties officeooo:rsid="00408670"/>
    </style:style>
    <style:style style:name="T28" style:family="text">
      <style:text-properties officeooo:rsid="0041c578"/>
    </style:style>
    <style:style style:name="T29" style:family="text">
      <style:text-properties officeooo:rsid="00454274"/>
    </style:style>
    <style:style style:name="T30" style:family="text">
      <style:text-properties officeooo:rsid="0046f0ee"/>
    </style:style>
    <style:style style:name="T31" style:family="text">
      <style:text-properties officeooo:rsid="004b3afe"/>
    </style:style>
    <style:style style:name="gr1" style:family="graphic">
      <style:graphic-properties svg:stroke-color="#000000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7917in" fo:min-width="1.45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7917in" fo:min-width="1.486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0.7917in" fo:min-width="1.77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1">202</text:span><text:span text:style-name="T13">2</text:span><text:span text:style-name="T1"> Fall <text:s/></text:span>CPSC 240 <text:s/><text:span text:style-name="T12">Assignment </text:span><text:span text:style-name="T13">3</text:span></text:p>
      <text:p text:style-name="P12">Arrays</text:p>
      <text:p text:style-name="P1"/>
      <text:p text:style-name="P1"/>
      <text:p text:style-name="P13">Preface</text:p>
      <text:p text:style-name="P1"/>
      <text:p text:style-name="P73">This program provide experience with the following concepts</text:p>
      <text:p text:style-name="P67"><text:s text:c="4"/>=make an array</text:p>
      <text:p text:style-name="P67"><text:s text:c="4"/>=implement iteration</text:p>
      <text:p text:style-name="P67"><text:s text:c="4"/>=make professional looking programs</text:p>
      <text:p text:style-name="P4"><text:s text:c="4"/><text:span text:style-name="T11">=</text:span><text:span text:style-name="T25">apply a license to a program</text:span></text:p>
      <text:p text:style-name="P4"><text:s text:c="4"/><text:span text:style-name="T25">=pass parameters to a called function</text:span></text:p>
      <text:p text:style-name="P2"/>
      <text:p text:style-name="P2"/>
      <text:p text:style-name="P5">Programming requirements</text:p>
      <text:p text:style-name="P1"/>
      <text:p text:style-name="P1">Make a hybrid program <text:span text:style-name="T25">(Assembly, C++, and C) partitioned according to the following diagram</text:span></text:p>
      <text:p text:style-name="P1"/>
      <text:p text:style-name="P74"/>
      <text:p text:style-name="P1"/>
      <text:p text:style-name="P1"/>
      <text:p text:style-name="P66"/>
      <text:p text:style-name="P66"/>
      <text:p text:style-name="P66"/>
      <text:p text:style-name="P1"/>
      <text:p text:style-name="P7"/>
      <text:p text:style-name="P8"/>
      <text:p text:style-name="P7"><draw:custom-shape text:anchor-type="paragraph" draw:z-index="0" draw:name="Shape 13" draw:style-name="gr6" draw:text-style-name="P85" svg:width="1.778in" svg:height="0.7921in" svg:x="2.6984in" svg:y="0.0791in"><text:p/><text:p text:style-name="P83">Main</text:p><text:p text:style-name="P84">C <text:s/></text:p><draw:enhanced-geometry svg:viewBox="0 0 21600 21600" draw:type="rectangle" draw:enhanced-path="M 0 0 L 21600 0 21600 21600 0 21600 0 0 Z N"/></draw:custom-shape><draw:custom-shape text:anchor-type="paragraph" draw:z-index="2" draw:name="Shape 15" draw:style-name="gr6" draw:text-style-name="P85" svg:width="1.778in" svg:height="0.7921in" svg:x="4.9484in" svg:y="0.0654in"><text:p/><text:p text:style-name="P83">r.sh</text:p><text:p text:style-name="P84">Bash <text:s/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line text:anchor-type="paragraph" draw:z-index="9" draw:name="Horizontal line 3" draw:style-name="gr4" draw:text-style-name="P83" svg:x1="3.5874in" svg:y1="0.1043in" svg:x2="3.6154in" svg:y2="0.7323in"><text:p/></draw:line></text:p>
      <text:p text:style-name="P7"/>
      <text:p text:style-name="P7"/>
      <text:p text:style-name="P7"><draw:custom-shape text:anchor-type="paragraph" draw:z-index="1" draw:name="Shape 14" draw:style-name="gr6" draw:text-style-name="P85" svg:width="1.778in" svg:height="0.7921in" svg:x="2.7126in" svg:y="0.1571in"><text:p/><text:p text:style-name="P83">Manager</text:p><text:p text:style-name="P84">Asm <text:s/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line text:anchor-type="paragraph" draw:z-index="7" draw:name="Line 2" draw:style-name="gr4" draw:text-style-name="P83" svg:x1="3.5874in" svg:y1="0.1819in" svg:x2="3.6012in" svg:y2="0.4626in"><text:p/></draw:line></text:p>
      <text:p text:style-name="P7"/>
      <text:p text:style-name="P7"><draw:line text:anchor-type="paragraph" draw:z-index="8" draw:name="Horizontal line 2" draw:style-name="gr4" draw:text-style-name="P83" svg:x1="4.2819in" svg:y1="0.048in" svg:x2="4.2819in" svg:y2="0.3961in"><text:p/></draw:line><draw:line text:anchor-type="paragraph" draw:z-index="10" draw:name="Horizontal line 7" draw:style-name="gr1" draw:text-style-name="P83" svg:x1="4.2819in" svg:y1="0.048in" svg:x2="4.2819in" svg:y2="0.3961in"><text:p/></draw:line><draw:line text:anchor-type="paragraph" draw:z-index="11" draw:name="Horizontal line 8" draw:style-name="gr1" draw:text-style-name="P83" svg:x1="2.8236in" svg:y1="0.0236in" svg:x2="2.8236in" svg:y2="0.3717in"><text:p/></draw:line><draw:line text:anchor-type="paragraph" draw:z-index="12" draw:name="Horizontal line 9" draw:style-name="gr1" draw:text-style-name="P83" svg:x1="1.4209in" svg:y1="0.048in" svg:x2="1.4209in" svg:y2="0.3961in"><text:p/></draw:line><draw:line text:anchor-type="paragraph" draw:z-index="13" draw:name="Horizontal line 10" draw:style-name="gr1" draw:text-style-name="P83" svg:x1="5.9209in" svg:y1="0.0236in" svg:x2="5.9209in" svg:y2="0.3717in"><text:p/></draw:line><draw:line text:anchor-type="paragraph" draw:z-index="14" draw:name="Line 4" draw:style-name="gr3" draw:text-style-name="P83" svg:x1="1.4209in" svg:y1="0.0476in" svg:x2="5.8929in" svg:y2="0.0339in"><text:p/></draw:line></text:p>
      <text:p text:style-name="P7"><draw:custom-shape text:anchor-type="paragraph" draw:z-index="3" draw:name="Shape 16" draw:style-name="gr5" draw:text-style-name="P85" svg:width="1.4862in" svg:height="0.7921in" svg:x="5.1984in" svg:y="0.1819in"><text:p/><text:p text:style-name="P83">Output_array</text:p><text:p text:style-name="P84">Asm <text:s/></text:p><draw:enhanced-geometry svg:viewBox="0 0 21600 21600" draw:type="rectangle" draw:enhanced-path="M 0 0 L 21600 0 21600 21600 0 21600 0 0 Z N"/></draw:custom-shape><draw:custom-shape text:anchor-type="paragraph" draw:z-index="5" draw:name="Shape 18" draw:style-name="gr2" draw:text-style-name="P85" svg:width="1.4587in" svg:height="0.7921in" svg:x="2.1154in" svg:y="0.1791in"><text:p text:style-name="P83"/><text:p text:style-name="P83">Sort</text:p><text:p text:style-name="P83"/><text:p text:style-name="P84">C or C++ <text:s text:c="2"/></text:p><draw:enhanced-geometry svg:viewBox="0 0 21600 21600" draw:type="rectangle" draw:enhanced-path="M 0 0 L 21600 0 21600 21600 0 21600 0 0 Z N"/></draw:custom-shape><draw:custom-shape text:anchor-type="paragraph" draw:z-index="6" draw:name="Shape 19" draw:style-name="gr2" draw:text-style-name="P85" svg:width="1.4587in" svg:height="0.7921in" svg:x="0.5319in" svg:y="0.1764in"><text:p/><text:p text:style-name="P83">Input_array</text:p><text:p text:style-name="P84">Asm <text:s/></text:p><draw:enhanced-geometry svg:viewBox="0 0 21600 21600" draw:type="rectangle" draw:enhanced-path="M 0 0 L 21600 0 21600 21600 0 21600 0 0 Z N"/></draw:custom-shape></text:p>
      <text:p text:style-name="P7"><draw:custom-shape text:anchor-type="paragraph" draw:z-index="4" draw:name="Shape 17" draw:style-name="gr2" draw:text-style-name="P85" svg:width="1.4587in" svg:height="0.7921in" svg:x="3.6571in" svg:y="0.0126in"><text:p/><text:p text:style-name="P83">Sum</text:p><text:p text:style-name="P84">Asm <text:s/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line text:anchor-type="paragraph" draw:z-index="16" draw:name="Horizontal line 1" draw:style-name="gr1" draw:text-style-name="P83" svg:x1="1.3516in" svg:y1="0.0098in" svg:x2="1.3516in" svg:y2="0.4598in"><text:p/></draw:line></text:p>
      <text:p text:style-name="P7"/>
      <text:p text:style-name="P7"><draw:custom-shape text:anchor-type="paragraph" draw:z-index="15" draw:name="Shape 20" draw:style-name="gr2" draw:text-style-name="P85" svg:width="1.4587in" svg:height="0.7921in" svg:x="0.5319in" svg:y="0.0764in"><text:p/><text:p text:style-name="P83">isinteger</text:p><text:p text:style-name="P84">Asm <text:s/></text:p><draw:enhanced-geometry svg:viewBox="0 0 21600 21600" draw:type="rectangle" draw:enhanced-path="M 0 0 L 21600 0 21600 21600 0 21600 0 0 Z N"/></draw:custom-shape></text:p>
      <text:p text:style-name="P7"/>
      <text:p text:style-name="P14"/>
      <text:p text:style-name="P14"/>
      <text:p text:style-name="P14"/>
      <text:p text:style-name="P14"/>
      <text:p text:style-name="P14"/>
      <text:p text:style-name="P35">Caution: <text:s/>The diagram above is fragile. <text:s/>It is a composition of many individual pieces.</text:p>
      <text:p text:style-name="P14"/>
      <text:p text:style-name="P7"/>
      <text:p text:style-name="P8">Sample run <text:span text:style-name="T6">#1</text:span></text:p>
      <text:p text:style-name="P1"/>
      <text:p text:style-name="P69">Welcome to<text:span text:style-name="T3"> </text:span><text:span text:style-name="T26">Marvelous </text:span><text:span text:style-name="T3">Arrayss</text:span></text:p>
      <text:p text:style-name="P54">Bought to you by <text:span text:style-name="T2">J</text:span><text:span text:style-name="T13">essica</text:span><text:span text:style-name="T2"> Ward</text:span></text:p>
      <text:p text:style-name="P16"/>
      <text:p text:style-name="P75"><text:span text:style-name="T14">Please enter your name: <text:s/>Sandra </text:span><text:span text:style-name="T15">Wainwright</text:span></text:p>
      <text:p text:style-name="P16"/>
      <text:p text:style-name="P36">This program will <text:span text:style-name="T5">sum</text:span> your array of integers</text:p>
      <text:p text:style-name="P42">Enter a sequence of long integers separated by white space. <text:s/></text:p>
      <text:p text:style-name="P42">After the last input press <text:span text:style-name="T3">enter followed by </text:span>Control+D: </text:p>
      <text:p text:style-name="P46"><text:s text:c="3"/>3</text:p>
      <text:p text:style-name="P46"><text:s text:c="2"/>-12</text:p>
      <text:p text:style-name="P46"><text:s text:c="3"/>9</text:p>
      <text:p text:style-name="P46"><text:s text:c="3"/>21</text:p>
      <text:p text:style-name="P46"><text:s text:c="3"/>-4</text:p>
      <text:p text:style-name="P46"><text:s text:c="3"/>13 <text:s/><text:span text:style-name="T7">&lt;enter&gt;</text:span> <text:s/>&lt;cntl+D&gt;</text:p>
      <text:p text:style-name="P17"/>
      <text:p text:style-name="P36">These number were received and placed into the array:</text:p>
      <text:p text:style-name="P48">3 <text:s text:c="2"/>-12 <text:s text:c="3"/>9 <text:s text:c="4"/><text:span text:style-name="T4">21</text:span> <text:s text:c="3"/>-4 <text:s text:c="2"/>13</text:p>
      <text:p text:style-name="P37"/>
      <text:p text:style-name="P39">T<text:span text:style-name="T5">he sum of the 6 numbers in this array is 30.</text:span></text:p>
      <text:p text:style-name="P39"/>
      <text:p text:style-name="P45">This is the sorted array</text:p>
      <text:p text:style-name="P45">-12</text:p>
      <text:p text:style-name="P45">-4</text:p>
      <text:p text:style-name="P45">3</text:p>
      <text:p text:style-name="P45">9</text:p>
      <text:p text:style-name="P45">13</text:p>
      <text:p text:style-name="P45">21</text:p>
      <text:p text:style-name="P36"/>
      <text:p text:style-name="P41"><text:span text:style-name="T19">This program will return execution </text:span>to the main function.</text:p>
      <text:p text:style-name="P52"/>
      <text:p text:style-name="P53">I hope you liked your arrays Sandra <text:span text:style-name="T26">Wainwright</text:span></text:p>
      <text:p text:style-name="P50">Main will return 0 to the operating system. <text:s text:c="2"/>Bye.</text:p>
      <text:p text:style-name="P18"/>
      <text:p text:style-name="P15"/>
      <text:p text:style-name="P26"/>
      <text:p text:style-name="P26"/>
      <text:p text:style-name="P30">Color codes:</text:p>
      <text:p text:style-name="P30"><text:span text:style-name="T16">Blue</text:span> background is produced by module Input_Array</text:p>
      <text:p text:style-name="P30"/>
      <text:p text:style-name="P30"><text:span text:style-name="T8">Yellow</text:span> background is produced by module Manager</text:p>
      <text:p text:style-name="P30"/>
      <text:p text:style-name="P30"><text:span text:style-name="T17">Green</text:span> background is produced by module Display_Array</text:p>
      <text:p text:style-name="P30"/>
      <text:p text:style-name="P30"><text:span text:style-name="T18">Rose</text:span> background is produced by module Main</text:p>
      <text:p text:style-name="P30"/>
      <text:p text:style-name="P31">Module sum does not produce any output.</text:p>
      <text:p text:style-name="P10">Sample run <text:span text:style-name="T6">#2</text:span></text:p>
      <text:p text:style-name="P3"/>
      <text:p text:style-name="P70">Welcome to<text:span text:style-name="T3"> </text:span><text:span text:style-name="T26">Marvelous </text:span><text:span text:style-name="T3">Arrays</text:span></text:p>
      <text:p text:style-name="P71">Bought to you by <text:span text:style-name="T20">J</text:span><text:span text:style-name="T21">essica</text:span><text:span text:style-name="T20"> Ward</text:span></text:p>
      <text:p text:style-name="P3"/>
      <text:p text:style-name="P43">Please enter your name: <text:s/>Larry Silk</text:p>
      <text:p text:style-name="P6"/>
      <text:p text:style-name="P38">This program will <text:span text:style-name="T5">sum</text:span> your array of integers</text:p>
      <text:p text:style-name="P42">Enter a sequence of long integers separated by white space.</text:p>
      <text:p text:style-name="P20"><text:span text:style-name="T8">After the last input press </text:span><text:span text:style-name="T9">enter followed by </text:span><text:span text:style-name="T8">Control+D:</text:span></text:p>
      <text:p text:style-name="P46">3 <text:s text:c="3"/></text:p>
      <text:p text:style-name="P46">-12 <text:s text:c="2"/></text:p>
      <text:p text:style-name="P46">9 <text:s text:c="2"/></text:p>
      <text:p text:style-name="P46">2<text:span text:style-name="T7">R7</text:span></text:p>
      <text:p text:style-name="P47">An error was detected. <text:s/>Re-enter the number</text:p>
      <text:p text:style-name="P47">27</text:p>
      <text:p text:style-name="P47">- - 7</text:p>
      <text:p text:style-name="P47">An error was detected. <text:s/>Re-enter the number</text:p>
      <text:p text:style-name="P47">+ + 400</text:p>
      <text:p text:style-name="P47">An error was detected. <text:s/>Re-enter the number</text:p>
      <text:p text:style-name="P46">-4 <text:s text:c="4"/></text:p>
      <text:p text:style-name="P46"><text:span text:style-name="T7">5</text:span> <text:s text:c="2"/><text:span text:style-name="T7">&lt;enter&gt;</text:span>&lt;cntl+D&gt;</text:p>
      <text:p text:style-name="P44"/>
      <text:p text:style-name="P19"/>
      <text:p text:style-name="P38">These number<text:span text:style-name="T6">s</text:span> were received and placed into the array:</text:p>
      <text:p text:style-name="P49">3 <text:s text:c="2"/>-12 <text:s text:c="3"/>9 <text:s text:c="3"/><text:span text:style-name="T27">27</text:span> <text:s text:c="3"/>-4 <text:s text:c="4"/><text:span text:style-name="T27">5</text:span></text:p>
      <text:p text:style-name="P49"/>
      <text:p text:style-name="P38">T<text:span text:style-name="T5">he sum of the </text:span><text:span text:style-name="T19">5</text:span><text:span text:style-name="T5"> numbers in this array is </text:span><text:span text:style-name="T27">28</text:span><text:span text:style-name="T5">.</text:span></text:p>
      <text:p text:style-name="P38"/>
      <text:p text:style-name="P45">This is the sorted array</text:p>
      <text:p text:style-name="P45">-12</text:p>
      <text:p text:style-name="P45">-4</text:p>
      <text:p text:style-name="P45">3</text:p>
      <text:p text:style-name="P45">5</text:p>
      <text:p text:style-name="P45">9</text:p>
      <text:p text:style-name="P45">27</text:p>
      <text:p text:style-name="P38"/>
      <text:p text:style-name="P40"><text:span text:style-name="T19">This program will return execution </text:span>to the main function.</text:p>
      <text:p text:style-name="P51"/>
      <text:p text:style-name="P53">I hope you liked your arrays Larry Silk</text:p>
      <text:p text:style-name="P51">Main will return 0 to the operating system. <text:s text:c="2"/>Bye.</text:p>
      <text:p text:style-name="P24"/>
      <text:p text:style-name="P24"/>
      <text:p text:style-name="P9"/>
      <text:p text:style-name="P9"/>
      <text:p text:style-name="P10">Sample run <text:span text:style-name="T6">#3</text:span></text:p>
      <text:p text:style-name="P3"/>
      <text:p text:style-name="P3">Welcome to<text:span text:style-name="T3"> </text:span><text:span text:style-name="T27">Marvelous Arrays</text:span></text:p>
      <text:p text:style-name="P3">Bought to you by <text:span text:style-name="T19">Jessica</text:span><text:span text:style-name="T2"> Ward</text:span></text:p>
      <text:p text:style-name="P3"/>
      <text:p text:style-name="P72">Please enter your name: Chris Sawyer</text:p>
      <text:p text:style-name="P6"/>
      <text:p text:style-name="P29">This program will <text:span text:style-name="T5">sum</text:span> your array of integers</text:p>
      <text:p text:style-name="P20">Enter a sequence of long integers separated by white space.</text:p>
      <text:p text:style-name="P20">After the last input press <text:span text:style-name="T3">enter followed by </text:span>Control+D: </text:p>
      <text:p text:style-name="P76">3</text:p>
      <text:p text:style-name="P21">-<text:span text:style-name="T7">9</text:span></text:p>
      <text:p text:style-name="P76">2</text:p>
      <text:p text:style-name="P76">12</text:p>
      <text:p text:style-name="P77">10</text:p>
      <text:p text:style-name="P21">13</text:p>
      <text:p text:style-name="P21"><text:s/><text:span text:style-name="T7">&lt;</text:span><text:span text:style-name="T24">enter&gt;</text:span><text:span text:style-name="T23"> &lt;cntl+D&gt;</text:span></text:p>
      <text:p text:style-name="P19"/>
      <text:p text:style-name="P29">These number<text:span text:style-name="T6">s</text:span> were received and placed into the array:</text:p>
      <text:p text:style-name="P29">3 <text:s text:c="2"/>-<text:span text:style-name="T7">9</text:span> <text:s text:c="3"/><text:span text:style-name="T27">2 <text:s/></text:span><text:s/><text:span text:style-name="T7">12</text:span> <text:s text:c="4"/><text:span text:style-name="T22">10</text:span> <text:s text:c="3"/>13</text:p>
      <text:p text:style-name="P29"/>
      <text:p text:style-name="P29">T<text:span text:style-name="T5">he sum of the </text:span><text:span text:style-name="T29">6</text:span><text:span text:style-name="T5"> numbers in this array is </text:span><text:span text:style-name="T27">31.</text:span></text:p>
      <text:p text:style-name="P29"/>
      <text:p text:style-name="P35">This is the sorted array.</text:p>
      <text:p text:style-name="P35">-9</text:p>
      <text:p text:style-name="P35">2</text:p>
      <text:p text:style-name="P35">3</text:p>
      <text:p text:style-name="P35">10</text:p>
      <text:p text:style-name="P35">12</text:p>
      <text:p text:style-name="P35">13</text:p>
      <text:p text:style-name="P29"/>
      <text:p text:style-name="P55"><text:span text:style-name="T19">This program will return execution </text:span>to the main function.</text:p>
      <text:p text:style-name="P27"/>
      <text:p text:style-name="P56">I hope you liked your arrays <text:span text:style-name="T22">Chris Sawyer</text:span></text:p>
      <text:p text:style-name="P25">Main will return 0 to the operating system. <text:s text:c="2"/>Bye.</text:p>
      <text:p text:style-name="P25"/>
      <text:p text:style-name="P25"/>
      <text:p text:style-name="P25"/>
      <text:p text:style-name="P25"/>
      <text:p text:style-name="P25"/>
      <text:p text:style-name="P34">What happens when one of your horizontal inputs in an invalid number?</text:p>
      <text:p text:style-name="P11">Other facts</text:p>
      <text:p text:style-name="P22"/>
      <text:p text:style-name="P23">T<text:span text:style-name="T10">he language used in each module is shown in the individual rectangles.</text:span></text:p>
      <text:p text:style-name="P22"/>
      <text:p text:style-name="P22">Obviously you change the name of the author in the example to be your own name.</text:p>
      <text:p text:style-name="P22"/>
      <text:p text:style-name="P22">Make a bash file that compiles and runs everything related to this program.</text:p>
      <text:p text:style-name="P32"/>
      <text:p text:style-name="P32"><text:span text:style-name="T28">Make sure your</text:span><text:span text:style-name="T22"> program </text:span><text:span text:style-name="T28">receives the rating </text:span><text:span text:style-name="T22"><text:s/>“Professional”.</text:span></text:p>
      <text:p text:style-name="P22"/>
      <text:p text:style-name="P28">There are <text:span text:style-name="T22">multiple</text:span> functions in the program. <text:s/>You can see their names in the diagram <text:span text:style-name="T22">near the beginning of this document</text:span>. <text:s/><text:span text:style-name="T22">There are library function</text:span><text:span text:style-name="T28">s</text:span><text:span text:style-name="T22"> not show</text:span><text:span text:style-name="T28">n</text:span><text:span text:style-name="T22"> in the diagram such as islong and atol.</text:span></text:p>
      <text:p text:style-name="P22"/>
      <text:p text:style-name="P28">Main calls Manager; Manager calls <text:span text:style-name="T10">Input_Array, </text:span>Display_Array and <text:span text:style-name="T10">Sum</text:span>.</text:p>
      <text:p text:style-name="P22"/>
      <text:p text:style-name="P33">When you submit the program do include all the source files need for the grader to run the program from one folder. <text:s/>Don’t forget the bash file.</text:p>
      <text:p text:style-name="P28"/>
      <text:p text:style-name="P78">Send to the quality assurance expert, aka the grader, all the files needed to run your program. <text:s/>Make his life easy. <text:s/>Don’t expect him to find a copy of the source file you did not submit. <text:s/>You may send him a read.me file to explain how to run your program if that is really necessary. <text:s/>He will award you a higher score if you make his job easier. <text:s/>Your program must run immediately after execution of the bash file.</text:p>
      <text:p text:style-name="P22"/>
      <text:p text:style-name="P28"/>
      <text:p text:style-name="P28"/>
      <text:p text:style-name="P78">Finally: <text:s/>Time is limited</text:p>
      <text:p text:style-name="P78"/>
      <text:p text:style-name="P78">Do not sent programs that do not run or crash during an attempted run. <text:s/>Those programs all receive zeros. <text:s/><text:span text:style-name="T31">Save the graders time by keeping non-executing programs at your computer. <text:s/>There is nothing he can do with a non-executing program. <text:s/>Submitting a non-operating program wastes everybody’s time.</text:span></text:p>
      <text:p text:style-name="P62">Due date: October 1<text:span text:style-name="T28">3</text:span> at <text:span text:style-name="T28">11</text:span>:59<text:span text:style-name="T28">p</text:span>m</text:p>
      <text:p text:style-name="P60"/>
      <text:p text:style-name="P63">Send to cpscgrader@proton.me</text:p>
      <text:p text:style-name="P61"/>
      <text:p text:style-name="P63">The submitted program must be a true attachment. <text:s/>A link to a program in a cloud will not be graded.</text:p>
      <text:p text:style-name="P63"/>
      <text:p text:style-name="P58"/>
      <text:p text:style-name="P57"/>
      <text:p text:style-name="P59"/>
      <text:p text:style-name="P59"/>
      <text:p text:style-name="P61">Reminder: <text:s/><text:span text:style-name="T29">Make your source files look professional. <text:s/></text:span><text:span text:style-name="T30">Your files should tell the whole story of how the program was built. <text:s/>This is for the programmer who comes after you when you have moved on to another higher-paying position.</text:span></text:p>
      <text:p text:style-name="P61"/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1">Final comment: <text:s/>Humans make errors. <text:s/>That is a given. <text:s/>I have proofread this document a number of times. <text:s/>If you discover a writing error I will appreciate knowing about it. <text:s/>Tell me about an error and I will fix it for the whole class to benefit.</text:p>
      <text:p text:style-name="P81"/>
      <text:p text:style-name="P81"/>
      <text:p text:style-name="P82">Calendar: <text:s/>The midterm is scheduled for the week of October 14 through 17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3T17:22:29.432433546</meta:creation-date>
    <dc:date>2024-10-06T16:02:12.084011692</dc:date>
    <meta:editing-duration>PT2H35M56S</meta:editing-duration>
    <meta:editing-cycles>36</meta:editing-cycles>
    <meta:generator>LibreOffice/24.2.5.2$Linux_X86_64 LibreOffice_project/420$Build-2</meta:generator>
    <meta:document-statistic meta:table-count="0" meta:image-count="0" meta:object-count="0" meta:page-count="7" meta:paragraph-count="121" meta:word-count="872" meta:character-count="4921" meta:non-whitespace-character-count="4027"/>
  </office:meta>
</office:document-meta>
</file>